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fo:font-size="16pt" officeooo:rsid="0009341c" officeooo:paragraph-rsid="0009341c" style:font-size-asian="14pt" style:font-size-complex="16pt"/>
    </style:style>
    <style:style style:name="P2" style:family="paragraph" style:parent-style-name="Standard" style:list-style-name="L1">
      <style:text-properties style:use-window-font-color="true" loext:opacity="0%" officeooo:rsid="000983e9" officeooo:paragraph-rsid="000983e9"/>
    </style:style>
    <style:style style:name="P3" style:family="paragraph" style:parent-style-name="Standard" style:list-style-name="L1">
      <style:text-properties style:use-window-font-color="true" loext:opacity="0%" officeooo:rsid="0009341c" officeooo:paragraph-rsid="000983e9"/>
    </style:style>
    <style:style style:name="P4" style:family="paragraph" style:parent-style-name="Standard" style:list-style-name="L1">
      <style:text-properties style:use-window-font-color="true" loext:opacity="0%" officeooo:rsid="0009341c" officeooo:paragraph-rsid="0009341c"/>
    </style:style>
    <style:style style:name="P5" style:family="paragraph" style:parent-style-name="Standard" style:list-style-name="L1">
      <style:text-properties style:use-window-font-color="true" loext:opacity="0%" officeooo:rsid="0009b11a" officeooo:paragraph-rsid="0009b11a"/>
    </style:style>
    <style:style style:name="P6" style:family="paragraph" style:parent-style-name="Standard" style:list-style-name="L1">
      <style:text-properties style:use-window-font-color="true" loext:opacity="0%" officeooo:rsid="000a63f0" officeooo:paragraph-rsid="000a63f0"/>
    </style:style>
    <style:style style:name="P7" style:family="paragraph" style:parent-style-name="Standard" style:list-style-name="L1">
      <style:text-properties style:use-window-font-color="true" loext:opacity="0%" officeooo:rsid="00122878" officeooo:paragraph-rsid="00122878"/>
    </style:style>
    <style:style style:name="P8" style:family="paragraph" style:parent-style-name="Standard" style:list-style-name="L1">
      <style:text-properties style:use-window-font-color="true" loext:opacity="0%" officeooo:rsid="00125fb8" officeooo:paragraph-rsid="00125fb8"/>
    </style:style>
    <style:style style:name="P9" style:family="paragraph" style:parent-style-name="Standard" style:list-style-name="L1">
      <style:text-properties style:use-window-font-color="true" loext:opacity="0%" officeooo:rsid="0034a562" officeooo:paragraph-rsid="0034a562"/>
    </style:style>
    <style:style style:name="P10" style:family="paragraph" style:parent-style-name="Standard" style:list-style-name="L1">
      <style:text-properties style:use-window-font-color="true" loext:opacity="0%" style:font-name="Liberation Serif" fo:font-size="12pt" fo:font-weight="normal" officeooo:rsid="0034a562" officeooo:paragraph-rsid="0034a562" style:font-size-asian="12pt" style:font-weight-asian="normal" style:font-size-complex="12pt" style:font-weight-complex="normal"/>
    </style:style>
    <style:style style:name="P11" style:family="paragraph" style:parent-style-name="Standard" style:list-style-name="L1">
      <style:text-properties style:use-window-font-color="true" loext:opacity="0%" style:font-name="Liberation Serif" fo:font-size="12pt" fo:font-weight="normal" officeooo:rsid="0034a562" officeooo:paragraph-rsid="003c91c4" style:font-size-asian="12pt" style:font-weight-asian="normal" style:font-size-complex="12pt" style:font-weight-complex="normal"/>
    </style:style>
    <style:style style:name="P12" style:family="paragraph" style:parent-style-name="Standard" style:list-style-name="L1">
      <style:text-properties style:use-window-font-color="true" loext:opacity="0%" style:font-name="Liberation Serif" fo:font-size="12pt" fo:font-weight="normal" officeooo:rsid="0034a562" officeooo:paragraph-rsid="003ab62c" style:font-size-asian="12pt" style:font-weight-asian="normal" style:font-size-complex="12pt" style:font-weight-complex="normal"/>
    </style:style>
    <style:style style:name="P13" style:family="paragraph" style:parent-style-name="Standard" style:list-style-name="L1">
      <style:text-properties style:use-window-font-color="true" loext:opacity="0%" style:font-name="Liberation Serif" fo:font-size="12pt" fo:font-weight="normal" officeooo:rsid="0034a562" officeooo:paragraph-rsid="003f1a09" style:font-size-asian="12pt" style:font-weight-asian="normal" style:font-size-complex="12pt" style:font-weight-complex="normal"/>
    </style:style>
    <style:style style:name="P14" style:family="paragraph" style:parent-style-name="Standard" style:list-style-name="L1">
      <style:text-properties style:use-window-font-color="true" loext:opacity="0%" style:font-name="Liberation Serif" fo:font-size="12pt" fo:font-weight="normal" officeooo:rsid="003c91c4" officeooo:paragraph-rsid="003c91c4" style:font-size-asian="12pt" style:font-weight-asian="normal" style:font-size-complex="12pt" style:font-weight-complex="normal"/>
    </style:style>
    <style:style style:name="P15" style:family="paragraph" style:parent-style-name="Standard" style:list-style-name="L1">
      <style:text-properties style:use-window-font-color="true" loext:opacity="0%" style:font-name="Liberation Serif" fo:font-size="12pt" fo:font-weight="normal" officeooo:rsid="003c91c4" officeooo:paragraph-rsid="003f1a09" style:font-size-asian="12pt" style:font-weight-asian="normal" style:font-size-complex="12pt" style:font-weight-complex="normal"/>
    </style:style>
    <style:style style:name="P16" style:family="paragraph" style:parent-style-name="Standard" style:list-style-name="L1">
      <style:text-properties style:use-window-font-color="true" loext:opacity="0%" style:font-name="Liberation Serif" fo:font-size="12pt" fo:font-weight="normal" officeooo:rsid="0041a6ef" officeooo:paragraph-rsid="0041a6ef" style:font-size-asian="12pt" style:font-weight-asian="normal" style:font-size-complex="12pt" style:font-weight-complex="normal"/>
    </style:style>
    <style:style style:name="P17" style:family="paragraph" style:parent-style-name="Standard" style:list-style-name="L1">
      <style:text-properties style:use-window-font-color="true" loext:opacity="0%" style:font-name="Liberation Serif" fo:font-size="12pt" fo:font-weight="normal" officeooo:rsid="003da829" officeooo:paragraph-rsid="003da829" style:font-size-asian="12pt" style:font-weight-asian="normal" style:font-size-complex="12pt" style:font-weight-complex="normal"/>
    </style:style>
    <style:style style:name="P18" style:family="paragraph" style:parent-style-name="Standard" style:list-style-name="L1">
      <style:text-properties style:use-window-font-color="true" loext:opacity="0%" style:font-name="Liberation Serif" fo:font-size="12pt" fo:font-weight="normal" officeooo:rsid="003da829" officeooo:paragraph-rsid="00427e05" style:font-size-asian="12pt" style:font-weight-asian="normal" style:font-size-complex="12pt" style:font-weight-complex="normal"/>
    </style:style>
    <style:style style:name="P19" style:family="paragraph" style:parent-style-name="Standard" style:list-style-name="L1">
      <style:text-properties style:use-window-font-color="true" loext:opacity="0%" style:font-name="Liberation Serif" fo:font-size="12pt" fo:font-weight="normal" officeooo:rsid="003e79a7" officeooo:paragraph-rsid="003e79a7" style:font-size-asian="12pt" style:font-weight-asian="normal" style:font-size-complex="12pt" style:font-weight-complex="normal"/>
    </style:style>
    <style:style style:name="P20" style:family="paragraph" style:parent-style-name="Standard" style:list-style-name="L1">
      <style:text-properties style:use-window-font-color="true" loext:opacity="0%" style:font-name="Liberation Serif" fo:font-size="12pt" fo:font-weight="normal" officeooo:rsid="003e79a7" officeooo:paragraph-rsid="00427e05" style:font-size-asian="12pt" style:font-weight-asian="normal" style:font-size-complex="12pt" style:font-weight-complex="normal"/>
    </style:style>
    <style:style style:name="P21" style:family="paragraph" style:parent-style-name="Standard" style:list-style-name="L1">
      <style:text-properties style:use-window-font-color="true" loext:opacity="0%" style:font-name="Liberation Serif" fo:font-size="12pt" fo:font-weight="normal" officeooo:rsid="0038db18" officeooo:paragraph-rsid="0038db18" style:font-size-asian="12pt" style:font-weight-asian="normal" style:font-size-complex="12pt" style:font-weight-complex="normal"/>
    </style:style>
    <style:style style:name="P22" style:family="paragraph" style:parent-style-name="Standard" style:list-style-name="L1">
      <style:text-properties style:use-window-font-color="true" loext:opacity="0%" style:font-name="Liberation Serif" fo:font-size="12pt" fo:font-weight="normal" officeooo:rsid="0038db18" officeooo:paragraph-rsid="003c91c4" style:font-size-asian="12pt" style:font-weight-asian="normal" style:font-size-complex="12pt" style:font-weight-complex="normal"/>
    </style:style>
    <style:style style:name="P23" style:family="paragraph" style:parent-style-name="Standard" style:list-style-name="L1">
      <style:text-properties style:use-window-font-color="true" loext:opacity="0%" style:font-name="Liberation Serif" fo:font-size="12pt" fo:font-weight="normal" officeooo:rsid="003f1a09" officeooo:paragraph-rsid="003f1a09" style:font-size-asian="12pt" style:font-weight-asian="normal" style:font-size-complex="12pt" style:font-weight-complex="normal"/>
    </style:style>
    <style:style style:name="P24" style:family="paragraph" style:parent-style-name="Standard" style:list-style-name="L1">
      <style:text-properties style:use-window-font-color="true" loext:opacity="0%" style:font-name="Liberation Serif" fo:font-size="12pt" fo:font-weight="normal" officeooo:rsid="003c0dcc" officeooo:paragraph-rsid="003c0dcc" style:font-size-asian="12pt" style:font-weight-asian="normal" style:font-size-complex="12pt" style:font-weight-complex="normal"/>
    </style:style>
    <style:style style:name="P25" style:family="paragraph" style:parent-style-name="Standard" style:list-style-name="L1">
      <style:text-properties style:use-window-font-color="true" loext:opacity="0%" style:font-name="Liberation Serif" fo:font-size="12pt" fo:font-weight="normal" officeooo:rsid="0036ef16" officeooo:paragraph-rsid="003f1a09" style:font-size-asian="12pt" style:font-weight-asian="normal" style:font-size-complex="12pt" style:font-weight-complex="normal"/>
    </style:style>
    <style:style style:name="P26" style:family="paragraph" style:parent-style-name="Standard" style:list-style-name="L1">
      <style:text-properties style:use-window-font-color="true" loext:opacity="0%" style:font-name="Liberation Serif" fo:font-size="12pt" fo:font-weight="normal" officeooo:rsid="00355329" officeooo:paragraph-rsid="003f1a09" style:font-size-asian="12pt" style:font-weight-asian="normal" style:font-size-complex="12pt" style:font-weight-complex="normal"/>
    </style:style>
    <style:style style:name="P27" style:family="paragraph" style:parent-style-name="Standard" style:list-style-name="L1">
      <style:text-properties style:use-window-font-color="true" loext:opacity="0%" style:font-name="Liberation Serif" fo:font-size="12pt" fo:font-weight="normal" officeooo:rsid="00407d60" officeooo:paragraph-rsid="00407d60" style:font-size-asian="12pt" style:font-weight-asian="normal" style:font-size-complex="12pt" style:font-weight-complex="normal"/>
    </style:style>
    <style:style style:name="P28" style:family="paragraph" style:parent-style-name="Standard" style:list-style-name="L1">
      <style:text-properties style:use-window-font-color="true" loext:opacity="0%" style:font-name="Liberation Serif" fo:font-size="12pt" fo:font-style="normal" fo:font-weight="normal" officeooo:rsid="0038db18" officeooo:paragraph-rsid="0038db18" style:font-size-asian="12pt" style:font-style-asian="normal" style:font-weight-asian="normal" style:font-size-complex="12pt" style:font-weight-complex="normal"/>
    </style:style>
    <style:style style:name="P29" style:family="paragraph" style:parent-style-name="Standard" style:list-style-name="L1">
      <style:text-properties style:use-window-font-color="true" loext:opacity="0%" style:font-name="Liberation Serif" fo:font-size="12pt" fo:font-style="normal" fo:font-weight="normal" officeooo:rsid="0038db18" officeooo:paragraph-rsid="003f1a09" style:font-size-asian="12pt" style:font-style-asian="normal" style:font-weight-asian="normal" style:font-size-complex="12pt" style:font-weight-complex="normal"/>
    </style:style>
    <style:style style:name="P30" style:family="paragraph" style:parent-style-name="Standard" style:list-style-name="L1">
      <style:text-properties style:use-window-font-color="true" loext:opacity="0%" style:font-name="Liberation Serif" fo:font-size="12pt" fo:font-style="normal" fo:font-weight="normal" officeooo:rsid="003c91c4" officeooo:paragraph-rsid="003c91c4" style:font-size-asian="12pt" style:font-style-asian="normal" style:font-weight-asian="normal" style:font-size-complex="12pt" style:font-weight-complex="normal"/>
    </style:style>
    <style:style style:name="P31" style:family="paragraph" style:parent-style-name="Standard" style:list-style-name="L1">
      <style:text-properties style:use-window-font-color="true" loext:opacity="0%" style:font-name="Liberation Serif" fo:font-size="12pt" fo:font-style="normal" fo:font-weight="normal" officeooo:rsid="003c0dcc" officeooo:paragraph-rsid="003c91c4" style:font-size-asian="12pt" style:font-style-asian="normal" style:font-weight-asian="normal" style:font-size-complex="12pt" style:font-weight-complex="normal"/>
    </style:style>
    <style:style style:name="P32" style:family="paragraph" style:parent-style-name="Standard" style:list-style-name="L1">
      <style:text-properties style:use-window-font-color="true" loext:opacity="0%" style:font-name="Liberation Serif" fo:font-size="12pt" fo:font-style="normal" fo:font-weight="normal" officeooo:rsid="003c0dcc" officeooo:paragraph-rsid="003f1a09" style:font-size-asian="12pt" style:font-style-asian="normal" style:font-weight-asian="normal" style:font-size-complex="12pt" style:font-weight-complex="normal"/>
    </style:style>
    <style:style style:name="P33" style:family="paragraph" style:parent-style-name="Standard" style:list-style-name="L1">
      <style:text-properties style:use-window-font-color="true" loext:opacity="0%" style:font-name="Liberation Serif" fo:font-size="12pt" fo:font-style="normal" fo:font-weight="normal" officeooo:rsid="003f1a09" officeooo:paragraph-rsid="003f1a09" style:font-size-asian="12pt" style:font-style-asian="normal" style:font-weight-asian="normal" style:font-size-complex="12pt" style:font-weight-complex="normal"/>
    </style:style>
    <style:style style:name="P34" style:family="paragraph" style:parent-style-name="Standard" style:list-style-name="L1">
      <style:text-properties style:use-window-font-color="true" loext:opacity="0%" style:font-name="Liberation Serif" fo:font-size="12pt" fo:font-style="normal" fo:font-weight="normal" officeooo:rsid="003f1a09" officeooo:paragraph-rsid="00407d60" style:font-size-asian="12pt" style:font-style-asian="normal" style:font-weight-asian="normal" style:font-size-complex="12pt" style:font-weight-complex="normal"/>
    </style:style>
    <style:style style:name="P35" style:family="paragraph" style:parent-style-name="Standard" style:list-style-name="L1">
      <style:text-properties style:use-window-font-color="true" loext:opacity="0%" style:font-name="Liberation Serif" fo:font-size="12pt" fo:font-style="normal" fo:font-weight="normal" officeooo:rsid="0034a562" officeooo:paragraph-rsid="003f1a09" style:font-size-asian="12pt" style:font-style-asian="normal" style:font-weight-asian="normal" style:font-size-complex="12pt" style:font-weight-complex="normal"/>
    </style:style>
    <style:style style:name="P36" style:family="paragraph" style:parent-style-name="Standard" style:list-style-name="L1">
      <style:text-properties style:use-window-font-color="true" loext:opacity="0%" officeooo:rsid="0016b452" officeooo:paragraph-rsid="0016b452"/>
    </style:style>
    <style:style style:name="P37" style:family="paragraph" style:parent-style-name="Standard" style:list-style-name="L1">
      <style:text-properties style:use-window-font-color="true" loext:opacity="0%" officeooo:rsid="00172e54" officeooo:paragraph-rsid="00172e54"/>
    </style:style>
    <style:style style:name="P38" style:family="paragraph" style:parent-style-name="Standard" style:list-style-name="L1">
      <style:text-properties style:use-window-font-color="true" loext:opacity="0%" officeooo:rsid="0017b512" officeooo:paragraph-rsid="0017b512"/>
    </style:style>
    <style:style style:name="P39" style:family="paragraph" style:parent-style-name="Standard" style:list-style-name="L1">
      <style:text-properties style:use-window-font-color="true" loext:opacity="0%" officeooo:rsid="00193809" officeooo:paragraph-rsid="00193809"/>
    </style:style>
    <style:style style:name="P40" style:family="paragraph" style:parent-style-name="Standard" style:list-style-name="L1">
      <style:text-properties style:use-window-font-color="true" loext:opacity="0%" officeooo:rsid="00198013" officeooo:paragraph-rsid="00198013"/>
    </style:style>
    <style:style style:name="P41" style:family="paragraph" style:parent-style-name="Standard" style:list-style-name="L1">
      <style:text-properties style:use-window-font-color="true" loext:opacity="0%" officeooo:rsid="001eee32" officeooo:paragraph-rsid="001eee32"/>
    </style:style>
    <style:style style:name="P42" style:family="paragraph" style:parent-style-name="Standard" style:list-style-name="L1">
      <style:text-properties style:use-window-font-color="true" loext:opacity="0%" officeooo:rsid="00200164" officeooo:paragraph-rsid="00200164"/>
    </style:style>
    <style:style style:name="P43" style:family="paragraph" style:parent-style-name="Standard" style:list-style-name="L1">
      <style:text-properties style:use-window-font-color="true" loext:opacity="0%" officeooo:rsid="002107f2" officeooo:paragraph-rsid="002107f2"/>
    </style:style>
    <style:style style:name="P44" style:family="paragraph" style:parent-style-name="Standard" style:list-style-name="L1">
      <style:text-properties style:use-window-font-color="true" loext:opacity="0%" officeooo:rsid="0045272e" officeooo:paragraph-rsid="0045272e"/>
    </style:style>
    <style:style style:name="P45" style:family="paragraph" style:parent-style-name="Standard" style:list-style-name="L1">
      <style:text-properties style:use-window-font-color="true" loext:opacity="0%" officeooo:rsid="00226d06" officeooo:paragraph-rsid="00226d06"/>
    </style:style>
    <style:style style:name="P46" style:family="paragraph" style:parent-style-name="Standard" style:list-style-name="L1">
      <style:text-properties style:use-window-font-color="true" loext:opacity="0%" officeooo:rsid="00246865" officeooo:paragraph-rsid="00246865"/>
    </style:style>
    <style:style style:name="P47" style:family="paragraph" style:parent-style-name="Standard" style:list-style-name="L1">
      <style:text-properties style:use-window-font-color="true" loext:opacity="0%" officeooo:rsid="002abd1e" officeooo:paragraph-rsid="002abd1e"/>
    </style:style>
    <style:style style:name="P48" style:family="paragraph" style:parent-style-name="Standard" style:list-style-name="L1">
      <style:text-properties style:use-window-font-color="true" loext:opacity="0%" officeooo:rsid="0024d871" officeooo:paragraph-rsid="0024d871"/>
    </style:style>
    <style:style style:name="P49" style:family="paragraph" style:parent-style-name="Standard" style:list-style-name="L1">
      <style:text-properties style:use-window-font-color="true" loext:opacity="0%" officeooo:rsid="002554be" officeooo:paragraph-rsid="002554be"/>
    </style:style>
    <style:style style:name="P50" style:family="paragraph" style:parent-style-name="Standard" style:list-style-name="L1">
      <style:text-properties style:use-window-font-color="true" loext:opacity="0%" officeooo:rsid="00262135" officeooo:paragraph-rsid="00262135"/>
    </style:style>
    <style:style style:name="P51" style:family="paragraph" style:parent-style-name="Standard" style:list-style-name="L1">
      <style:text-properties style:use-window-font-color="true" loext:opacity="0%" officeooo:rsid="00280bad" officeooo:paragraph-rsid="00280bad"/>
    </style:style>
    <style:style style:name="P52" style:family="paragraph" style:parent-style-name="Standard" style:list-style-name="L1">
      <style:text-properties style:use-window-font-color="true" loext:opacity="0%" officeooo:rsid="0028c0c5" officeooo:paragraph-rsid="0028c0c5"/>
    </style:style>
    <style:style style:name="P53" style:family="paragraph" style:parent-style-name="Standard" style:list-style-name="L1">
      <style:text-properties style:use-window-font-color="true" loext:opacity="0%" officeooo:rsid="002a34c8" officeooo:paragraph-rsid="002a34c8"/>
    </style:style>
    <style:style style:name="P54" style:family="paragraph" style:parent-style-name="Standard" style:list-style-name="L1">
      <style:text-properties style:use-window-font-color="true" loext:opacity="0%" officeooo:rsid="002cf892" officeooo:paragraph-rsid="002cf892"/>
    </style:style>
    <style:style style:name="P55" style:family="paragraph" style:parent-style-name="Standard" style:list-style-name="L1">
      <style:text-properties style:use-window-font-color="true" loext:opacity="0%" officeooo:rsid="00470e59" officeooo:paragraph-rsid="00470e59"/>
    </style:style>
    <style:style style:name="P56" style:family="paragraph" style:parent-style-name="Standard" style:list-style-name="L1">
      <style:text-properties style:use-window-font-color="true" loext:opacity="0%" officeooo:rsid="002baa97" officeooo:paragraph-rsid="002baa97"/>
    </style:style>
    <style:style style:name="P57" style:family="paragraph" style:parent-style-name="Standard" style:list-style-name="L1">
      <style:text-properties style:use-window-font-color="true" loext:opacity="0%" officeooo:rsid="00309702" officeooo:paragraph-rsid="00309702"/>
    </style:style>
    <style:style style:name="P58" style:family="paragraph" style:parent-style-name="Standard" style:list-style-name="L1">
      <style:text-properties style:use-window-font-color="true" loext:opacity="0%" officeooo:rsid="000a7cae" officeooo:paragraph-rsid="000a7cae"/>
    </style:style>
    <style:style style:name="P59" style:family="paragraph" style:parent-style-name="Standard" style:list-style-name="L1">
      <style:text-properties style:use-window-font-color="true" loext:opacity="0%" officeooo:rsid="000d0d2d" officeooo:paragraph-rsid="000d0d2d"/>
    </style:style>
    <style:style style:name="P60" style:family="paragraph" style:parent-style-name="Standard" style:list-style-name="L1">
      <style:text-properties style:use-window-font-color="true" loext:opacity="0%" officeooo:rsid="000b890e" officeooo:paragraph-rsid="000b890e"/>
    </style:style>
    <style:style style:name="P61" style:family="paragraph" style:parent-style-name="Standard" style:list-style-name="L1">
      <style:text-properties style:use-window-font-color="true" loext:opacity="0%" officeooo:rsid="000d35b4" officeooo:paragraph-rsid="000d35b4"/>
    </style:style>
    <style:style style:name="P62" style:family="paragraph" style:parent-style-name="Standard" style:list-style-name="L1">
      <style:text-properties style:use-window-font-color="true" loext:opacity="0%" officeooo:rsid="000c4a1a" officeooo:paragraph-rsid="000c4a1a"/>
    </style:style>
    <style:style style:name="P63" style:family="paragraph" style:parent-style-name="Standard" style:list-style-name="L1">
      <style:text-properties style:use-window-font-color="true" loext:opacity="0%" officeooo:rsid="00141eff" officeooo:paragraph-rsid="00141eff"/>
    </style:style>
    <style:style style:name="P64" style:family="paragraph" style:parent-style-name="Standard" style:list-style-name="L1">
      <style:text-properties style:use-window-font-color="true" loext:opacity="0%" officeooo:rsid="0016273b" officeooo:paragraph-rsid="0016273b"/>
    </style:style>
    <style:style style:name="P65" style:family="paragraph" style:parent-style-name="Standard" style:list-style-name="L1">
      <style:text-properties style:use-window-font-color="true" loext:opacity="0%" officeooo:rsid="000fb00c" officeooo:paragraph-rsid="000fb00c"/>
    </style:style>
    <style:style style:name="P66" style:family="paragraph" style:parent-style-name="Standard" style:list-style-name="L1">
      <style:text-properties style:use-window-font-color="true" loext:opacity="0%" officeooo:rsid="0011bf06" officeooo:paragraph-rsid="0011bf06"/>
    </style:style>
    <style:style style:name="P67" style:family="paragraph" style:parent-style-name="Standard" style:list-style-name="L1">
      <style:text-properties style:use-window-font-color="true" loext:opacity="0%" officeooo:rsid="00107e0a" officeooo:paragraph-rsid="00107e0a"/>
    </style:style>
    <style:style style:name="P68" style:family="paragraph" style:parent-style-name="Standard" style:list-style-name="L1">
      <style:text-properties style:use-window-font-color="true" loext:opacity="0%" officeooo:rsid="00157a36" officeooo:paragraph-rsid="00157a36"/>
    </style:style>
    <style:style style:name="P69" style:family="paragraph" style:parent-style-name="Standard" style:list-style-name="L1">
      <style:paragraph-properties fo:break-before="page"/>
      <style:text-properties style:use-window-font-color="true" loext:opacity="0%" style:font-name="Liberation Serif" fo:font-size="12pt" fo:font-weight="normal" officeooo:rsid="00355329" officeooo:paragraph-rsid="003f1a09" style:font-size-asian="12pt" style:font-weight-asian="normal" style:font-size-complex="12pt" style:font-weight-complex="normal"/>
    </style:style>
    <style:style style:name="P70" style:family="paragraph" style:parent-style-name="Standard" style:list-style-name="L1">
      <style:paragraph-properties fo:break-before="page"/>
      <style:text-properties style:use-window-font-color="true" loext:opacity="0%" style:font-name="Liberation Serif" fo:font-size="12pt" fo:font-weight="normal" officeooo:rsid="0034a562" officeooo:paragraph-rsid="003f1a09" style:font-size-asian="12pt" style:font-weight-asian="normal" style:font-size-complex="12pt" style:font-weight-complex="normal"/>
    </style:style>
    <style:style style:name="T1" style:family="text">
      <style:text-properties officeooo:rsid="000a63f0"/>
    </style:style>
    <style:style style:name="T2" style:family="text">
      <style:text-properties officeooo:rsid="000ecaf5"/>
    </style:style>
    <style:style style:name="T3" style:family="text">
      <style:text-properties officeooo:rsid="0016273b"/>
    </style:style>
    <style:style style:name="T4" style:family="text">
      <style:text-properties officeooo:rsid="0017b512"/>
    </style:style>
    <style:style style:name="T5" style:family="text">
      <style:text-properties officeooo:rsid="001d43a1"/>
    </style:style>
    <style:style style:name="T6" style:family="text">
      <style:text-properties officeooo:rsid="00355329"/>
    </style:style>
    <style:style style:name="T7" style:family="text">
      <style:text-properties fo:font-style="normal" style:font-style-asian="normal"/>
    </style:style>
    <style:style style:name="T8" style:family="text">
      <style:text-properties fo:font-style="normal" officeooo:rsid="003ab62c" style:font-style-asian="normal"/>
    </style:style>
    <style:style style:name="T9" style:family="text">
      <style:text-properties fo:font-style="normal" officeooo:rsid="003c91c4" style:font-style-asian="normal"/>
    </style:style>
    <style:style style:name="T10" style:family="text">
      <style:text-properties fo:font-style="normal" officeooo:rsid="003c0dcc" style:font-style-asian="normal"/>
    </style:style>
    <style:style style:name="T11" style:family="text">
      <style:text-properties fo:font-style="normal" officeooo:rsid="0038db18" style:font-style-asian="normal"/>
    </style:style>
    <style:style style:name="T12" style:family="text">
      <style:text-properties fo:font-style="normal" officeooo:rsid="003f1a09" style:font-style-asian="normal"/>
    </style:style>
    <style:style style:name="T13" style:family="text">
      <style:text-properties officeooo:rsid="0043d992"/>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Α, Β, ... (gr)">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α, β, ... (gr)">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А, Б, .., Аа, Бб, ... (ru)">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а, б, .., аа, аб, ... (ru)">
        <style:list-level-properties text:list-level-position-and-space-mode="label-alignment">
          <style:list-level-label-alignment text:label-followed-by="listtab" text:list-tab-stop-position="2.5in" fo:text-indent="-0.25in" fo:margin-left="2.5in"/>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ll Stack Study Guide</text:p>
      <text:list xml:id="list2877707195" text:style-name="L1">
        <text:list-item>
          <text:p text:style-name="P2">Back End Development</text:p>
          <text:list>
            <text:list-item>
              <text:p text:style-name="P3">Java</text:p>
            </text:list-item>
            <text:list-item>
              <text:p text:style-name="P4">Spring</text:p>
              <text:list>
                <text:list-item>
                  <text:p text:style-name="P5">Boot</text:p>
                  <text:list>
                    <text:list-item>
                      <text:p text:style-name="P5">Request Lifecycle</text:p>
                      <text:list>
                        <text:list-item>
                          <text:p text:style-name="P5">Dispatcher Servlet intercepts the request</text:p>
                        </text:list-item>
                        <text:list-item>
                          <text:p text:style-name="P5">Dispatcher Servlet determines the correct handler for the request</text:p>
                        </text:list-item>
                        <text:list-item>
                          <text:p text:style-name="P5">Dispatcher Servlet maps the incoming request to a method in that controller</text:p>
                        </text:list-item>
                        <text:list-item>
                          <text:p text:style-name="P5">The controller method is executed</text:p>
                          <text:list>
                            <text:list-item>
                              <text:p text:style-name="P5">Controller should call a method from the service</text:p>
                            </text:list-item>
                            <text:list-item>
                              <text:p text:style-name="P5">If providing access to an entity, service should access the repository</text:p>
                            </text:list-item>
                            <text:list-item>
                              <text:p text:style-name="P5">Repository should map the data in the DB to an entity</text:p>
                            </text:list-item>
                          </text:list>
                        </text:list-item>
                        <text:list-item>
                          <text:p text:style-name="P5">Controller returns the requested resource</text:p>
                        </text:list-item>
                        <text:list-item>
                          <text:p text:style-name="P5">Response is <text:span text:style-name="T1">converted to requested format, if available</text:span></text:p>
                        </text:list-item>
                        <text:list-item>
                          <text:p text:style-name="P6">Response is returned to client</text:p>
                        </text:list-item>
                      </text:list>
                    </text:list-item>
                  </text:list>
                </text:list-item>
              </text:list>
            </text:list-item>
            <text:list-item>
              <text:p text:style-name="P7">Hibernate</text:p>
              <text:list>
                <text:list-item>
                  <text:p text:style-name="P7">Definition</text:p>
                  <text:list>
                    <text:list-item>
                      <text:p text:style-name="P7">An open source, lightweight Object Relational Mapping (ORM) framework that implements the specifications of the Java Persistence API (JPA).</text:p>
                    </text:list-item>
                  </text:list>
                </text:list-item>
                <text:list-item>
                  <text:p text:style-name="P8">Is there a time when one would not want to nest an object?</text:p>
                  <text:list>
                    <text:list-item>
                      <text:p text:style-name="P8">If sensitive data is contained in the object to be nested, one may choose not to nest the object, but it is almost always desirable to have objects with defined relationships mapped to one another, which is why the @JsonBackReference and @JsonIgnore annotations exist.</text:p>
                    </text:list-item>
                  </text:list>
                </text:list-item>
              </text:list>
            </text:list-item>
            <text:list-item>
              <text:p text:style-name="P9">Annotations</text:p>
              <text:list>
                <text:list-item>
                  <text:p text:style-name="P10">Commonly Used Annotations</text:p>
                  <text:list>
                    <text:list-item>
                      <text:p text:style-name="P14">Bean</text:p>
                      <text:list>
                        <text:list-item>
                          <text:p text:style-name="P16">Package</text:p>
                          <text:list>
                            <text:list-item>
                              <text:p text:style-name="P16">org.springframework.context.annotation.Bean</text:p>
                            </text:list-item>
                          </text:list>
                        </text:list-item>
                      </text:list>
                    </text:list-item>
                    <text:list-item>
                      <text:p text:style-name="P17">ComponentScan</text:p>
                      <text:list>
                        <text:list-item>
                          <text:p text:style-name="P19">Package</text:p>
                          <text:list>
                            <text:list-item>
                              <text:p text:style-name="P19">org.springframework.context.annotation.ComponentScan</text:p>
                            </text:list-item>
                          </text:list>
                        </text:list-item>
                      </text:list>
                    </text:list-item>
                    <text:list-item>
                      <text:p text:style-name="P17">Configuration</text:p>
                      <text:list>
                        <text:list-item>
                          <text:p text:style-name="P19">Package</text:p>
                          <text:list>
                            <text:list-item>
                              <text:p text:style-name="P20">org.springframework.context.annotation.Configuration</text:p>
                            </text:list-item>
                          </text:list>
                        </text:list-item>
                      </text:list>
                    </text:list-item>
                    <text:list-item>
                      <text:p text:style-name="P18">EnableAutoConfiguration</text:p>
                      <text:list>
                        <text:list-item>
                          <text:p text:style-name="P19">Package</text:p>
                          <text:list>
                            <text:list-item>
                              <text:p text:style-name="P19">org.springframework.boot.autoconfigure.EnableAutoConfiguration</text:p>
                            </text:list-item>
                          </text:list>
                        </text:list-item>
                      </text:list>
                    </text:list-item>
                    <text:list-item>
                      <text:p text:style-name="P14">SpringBootApplication</text:p>
                      <text:list>
                        <text:list-item>
                          <text:p text:style-name="P14">Package</text:p>
                          <text:list>
                            <text:list-item>
                              <text:p text:style-name="P19">org.springframework.boot.autoconfigure.SpringBootApplication</text:p>
                            </text:list-item>
                          </text:list>
                        </text:list-item>
                        <text:list-item>
                          <text:p text:style-name="P19">Notes</text:p>
                          <text:list>
                            <text:list-item>
                              <text:p text:style-name="P19">Comprised of three other annotations</text:p>
                              <text:list>
                                <text:list-item>
                                  <text:p text:style-name="P19">Configuration</text:p>
                                </text:list-item>
                                <text:list-item>
                                  <text:p text:style-name="P19">EnableAutoConfiguration</text:p>
                                </text:list-item>
                                <text:list-item>
                                  <text:p text:style-name="P19">ComponentScan</text:p>
                                </text:list-item>
                              </text:list>
                            </text:list-item>
                          </text:list>
                        </text:list-item>
                      </text:list>
                    </text:list-item>
                    <text:list-item>
                      <text:p text:style-name="P10">JsonBackReference</text:p>
                      <text:list>
                        <text:list-item>
                          <text:p text:style-name="P14"><text:soft-page-break/>Package</text:p>
                          <text:list>
                            <text:list-item>
                              <text:p text:style-name="P11">com.fasterxml.jackson.annotation.JsonBackReference</text:p>
                            </text:list-item>
                          </text:list>
                        </text:list-item>
                      </text:list>
                    </text:list-item>
                    <text:list-item>
                      <text:p text:style-name="P10">JsonIgnore</text:p>
                      <text:list>
                        <text:list-item>
                          <text:p text:style-name="P14">Package</text:p>
                          <text:list>
                            <text:list-item>
                              <text:p text:style-name="P10">com.fasterxml.jackson.annotation.JsonIgnore</text:p>
                            </text:list-item>
                          </text:list>
                        </text:list-item>
                      </text:list>
                    </text:list-item>
                    <text:list-item>
                      <text:p text:style-name="P10">Id</text:p>
                      <text:list>
                        <text:list-item>
                          <text:p text:style-name="P14">Package</text:p>
                          <text:list>
                            <text:list-item>
                              <text:p text:style-name="P12"><text:span text:style-name="T7">javax.persistence.</text:span><text:span text:style-name="T8">Id</text:span></text:p>
                            </text:list-item>
                          </text:list>
                        </text:list-item>
                      </text:list>
                    </text:list-item>
                    <text:list-item>
                      <text:p text:style-name="P21">Entity</text:p>
                      <text:list>
                        <text:list-item>
                          <text:p text:style-name="P14">Package</text:p>
                          <text:list>
                            <text:list-item>
                              <text:p text:style-name="P28">javax.persistence.Entity</text:p>
                            </text:list-item>
                          </text:list>
                        </text:list-item>
                      </text:list>
                    </text:list-item>
                    <text:list-item>
                      <text:p text:style-name="P21">Table</text:p>
                      <text:list>
                        <text:list-item>
                          <text:p text:style-name="P14">Package</text:p>
                          <text:list>
                            <text:list-item>
                              <text:p text:style-name="P28">javax.persistence.Table</text:p>
                            </text:list-item>
                          </text:list>
                        </text:list-item>
                      </text:list>
                    </text:list-item>
                    <text:list-item>
                      <text:p text:style-name="P21">Column</text:p>
                      <text:list>
                        <text:list-item>
                          <text:p text:style-name="P14">Package</text:p>
                          <text:list>
                            <text:list-item>
                              <text:p text:style-name="P22">javax.persistence.Column</text:p>
                            </text:list-item>
                          </text:list>
                        </text:list-item>
                      </text:list>
                    </text:list-item>
                    <text:list-item>
                      <text:p text:style-name="P23">Index</text:p>
                      <text:list>
                        <text:list-item>
                          <text:p text:style-name="P23">Package</text:p>
                          <text:list>
                            <text:list-item>
                              <text:p text:style-name="P23">javax.persistence.Index</text:p>
                            </text:list-item>
                          </text:list>
                        </text:list-item>
                      </text:list>
                    </text:list-item>
                    <text:list-item>
                      <text:p text:style-name="P24">Min</text:p>
                      <text:list>
                        <text:list-item>
                          <text:p text:style-name="P30">Package</text:p>
                          <text:list>
                            <text:list-item>
                              <text:p text:style-name="P31">javax.validation.constraints.Min</text:p>
                            </text:list-item>
                          </text:list>
                        </text:list-item>
                      </text:list>
                    </text:list-item>
                    <text:list-item>
                      <text:p text:style-name="P24">Max</text:p>
                      <text:list>
                        <text:list-item>
                          <text:p text:style-name="P30">Package</text:p>
                          <text:list>
                            <text:list-item>
                              <text:p text:style-name="P11"><text:span text:style-name="T7">javax.validation.constraints.</text:span><text:span text:style-name="T10">Max</text:span></text:p>
                            </text:list-item>
                          </text:list>
                        </text:list-item>
                      </text:list>
                    </text:list-item>
                    <text:list-item>
                      <text:p text:style-name="P24">NotNull</text:p>
                      <text:list>
                        <text:list-item>
                          <text:p text:style-name="P33">Package</text:p>
                          <text:list>
                            <text:list-item>
                              <text:p text:style-name="P32">javax.validation.constraints.NotNull</text:p>
                            </text:list-item>
                          </text:list>
                        </text:list-item>
                      </text:list>
                    </text:list-item>
                    <text:list-item>
                      <text:p text:style-name="P21">JoinColumn</text:p>
                      <text:list>
                        <text:list-item>
                          <text:p text:style-name="P33">Package</text:p>
                          <text:list>
                            <text:list-item>
                              <text:p text:style-name="P29">javax.persistence.JoinColumn</text:p>
                            </text:list-item>
                          </text:list>
                        </text:list-item>
                      </text:list>
                    </text:list-item>
                    <text:list-item>
                      <text:p text:style-name="P10">SuppressWarnings</text:p>
                      <text:list>
                        <text:list-item>
                          <text:p text:style-name="P23">Package</text:p>
                          <text:list>
                            <text:list-item>
                              <text:p text:style-name="P23">java.lang.SuppressWarnings</text:p>
                            </text:list-item>
                          </text:list>
                        </text:list-item>
                      </text:list>
                    </text:list-item>
                    <text:list-item>
                      <text:p text:style-name="P10">Embedded</text:p>
                      <text:list>
                        <text:list-item>
                          <text:p text:style-name="P33">Package</text:p>
                          <text:list>
                            <text:list-item>
                              <text:p text:style-name="P13"><text:span text:style-name="T7">javax.persistence.</text:span><text:span text:style-name="T10">Embedded</text:span></text:p>
                            </text:list-item>
                          </text:list>
                        </text:list-item>
                      </text:list>
                    </text:list-item>
                    <text:list-item>
                      <text:p text:style-name="P24">Embeddable</text:p>
                      <text:list>
                        <text:list-item>
                          <text:p text:style-name="P33">Package</text:p>
                          <text:list>
                            <text:list-item>
                              <text:p text:style-name="P13"><text:span text:style-name="T7">javax.persistence.</text:span><text:span text:style-name="T10">Embeddable</text:span></text:p>
                            </text:list-item>
                          </text:list>
                        </text:list-item>
                      </text:list>
                    </text:list-item>
                    <text:list-item>
                      <text:p text:style-name="P10">AttributeOverrides</text:p>
                      <text:list>
                        <text:list-item>
                          <text:p text:style-name="P33">Package</text:p>
                          <text:list>
                            <text:list-item>
                              <text:p text:style-name="P13"><text:span text:style-name="T7">javax.persistence.</text:span><text:span text:style-name="T10">AttributeOverrides</text:span></text:p>
                            </text:list-item>
                          </text:list>
                        </text:list-item>
                      </text:list>
                    </text:list-item>
                    <text:list-item>
                      <text:p text:style-name="P10">OneToOne</text:p>
                      <text:list>
                        <text:list-item>
                          <text:p text:style-name="P33">Package</text:p>
                          <text:list>
                            <text:list-item>
                              <text:p text:style-name="P13"><text:span text:style-name="T7">javax.persistence.</text:span><text:span text:style-name="T11">OneToOne</text:span></text:p>
                            </text:list-item>
                          </text:list>
                        </text:list-item>
                      </text:list>
                    </text:list-item>
                    <text:list-item>
                      <text:p text:style-name="P10">OneToMany</text:p>
                      <text:list>
                        <text:list-item>
                          <text:p text:style-name="P33">Package</text:p>
                          <text:list>
                            <text:list-item>
                              <text:p text:style-name="P13"><text:soft-page-break/><text:span text:style-name="T7">javax.persistence.</text:span><text:span text:style-name="T11">OneToMany</text:span></text:p>
                            </text:list-item>
                          </text:list>
                        </text:list-item>
                      </text:list>
                    </text:list-item>
                    <text:list-item>
                      <text:p text:style-name="P10">ManyToOne</text:p>
                      <text:list>
                        <text:list-item>
                          <text:p text:style-name="P33">Package</text:p>
                          <text:list>
                            <text:list-item>
                              <text:p text:style-name="P35">javax.persistence.ManyToOne</text:p>
                            </text:list-item>
                          </text:list>
                        </text:list-item>
                      </text:list>
                    </text:list-item>
                    <text:list-item>
                      <text:p text:style-name="P10">ManyToMany</text:p>
                      <text:list>
                        <text:list-item>
                          <text:p text:style-name="P33">Package</text:p>
                          <text:list>
                            <text:list-item>
                              <text:p text:style-name="P13"><text:span text:style-name="T7">javax.persistence.</text:span><text:span text:style-name="T11">ManyToMany</text:span></text:p>
                            </text:list-item>
                          </text:list>
                        </text:list-item>
                      </text:list>
                    </text:list-item>
                    <text:list-item>
                      <text:p text:style-name="P10">Override</text:p>
                      <text:list>
                        <text:list-item>
                          <text:p text:style-name="P33">Package</text:p>
                          <text:list>
                            <text:list-item>
                              <text:p text:style-name="P25">java.lang.Override</text:p>
                            </text:list-item>
                          </text:list>
                        </text:list-item>
                      </text:list>
                    </text:list-item>
                    <text:list-item>
                      <text:p text:style-name="P10">Service</text:p>
                      <text:list>
                        <text:list-item>
                          <text:p text:style-name="P33">Package</text:p>
                          <text:list>
                            <text:list-item>
                              <text:p text:style-name="P26">org.springframework.stereotype.Service</text:p>
                            </text:list-item>
                          </text:list>
                        </text:list-item>
                      </text:list>
                    </text:list-item>
                    <text:list-item>
                      <text:p text:style-name="P10">Controller</text:p>
                      <text:list>
                        <text:list-item>
                          <text:p text:style-name="P33">Package</text:p>
                          <text:list>
                            <text:list-item>
                              <text:p text:style-name="P13"><text:span text:style-name="T7">org.springframework.web.bind.annotation.</text:span><text:span text:style-name="T9">Controller</text:span></text:p>
                            </text:list-item>
                          </text:list>
                        </text:list-item>
                      </text:list>
                    </text:list-item>
                    <text:list-item>
                      <text:p text:style-name="P10">RestController</text:p>
                      <text:list>
                        <text:list-item>
                          <text:p text:style-name="P33">Package</text:p>
                          <text:list>
                            <text:list-item>
                              <text:p text:style-name="P13"><text:span text:style-name="T7">org.springframework.web.bind.annotation.</text:span><text:span text:style-name="T9">RestController</text:span></text:p>
                            </text:list-item>
                          </text:list>
                        </text:list-item>
                      </text:list>
                    </text:list-item>
                    <text:list-item>
                      <text:p text:style-name="P10">Inheritance</text:p>
                      <text:list>
                        <text:list-item>
                          <text:p text:style-name="P33">Package</text:p>
                          <text:list>
                            <text:list-item>
                              <text:p text:style-name="P15">javax.persistence.Inheritance</text:p>
                            </text:list-item>
                          </text:list>
                        </text:list-item>
                      </text:list>
                    </text:list-item>
                    <text:list-item>
                      <text:p text:style-name="P10">Slf4j</text:p>
                      <text:list>
                        <text:list-item>
                          <text:p text:style-name="P33">Package</text:p>
                          <text:list>
                            <text:list-item>
                              <text:p text:style-name="P26">lombok.extern.slf4j.Slf4j</text:p>
                            </text:list-item>
                          </text:list>
                        </text:list-item>
                      </text:list>
                    </text:list-item>
                    <text:list-item>
                      <text:p text:style-name="P10">Data</text:p>
                      <text:list>
                        <text:list-item>
                          <text:p text:style-name="P33">Package</text:p>
                          <text:list>
                            <text:list-item>
                              <text:p text:style-name="P15">lombok.Data</text:p>
                            </text:list-item>
                          </text:list>
                        </text:list-item>
                      </text:list>
                    </text:list-item>
                    <text:list-item>
                      <text:p text:style-name="P10">RequiredArgsConstructor</text:p>
                      <text:list>
                        <text:list-item>
                          <text:p text:style-name="P33">Package</text:p>
                          <text:list>
                            <text:list-item>
                              <text:p text:style-name="P26">lombok.RequiredArgsConstructor</text:p>
                            </text:list-item>
                          </text:list>
                        </text:list-item>
                      </text:list>
                    </text:list-item>
                    <text:list-item>
                      <text:p text:style-name="P10">AllArgsConstructor</text:p>
                      <text:list>
                        <text:list-item>
                          <text:p text:style-name="P33">Package</text:p>
                          <text:list>
                            <text:list-item>
                              <text:p text:style-name="P26">lombok.AllArgsConstructor</text:p>
                            </text:list-item>
                          </text:list>
                        </text:list-item>
                      </text:list>
                    </text:list-item>
                    <text:list-item>
                      <text:p text:style-name="P10">NoArgsConstructor</text:p>
                      <text:list>
                        <text:list-item>
                          <text:p text:style-name="P33">Package</text:p>
                          <text:list>
                            <text:list-item>
                              <text:p text:style-name="P26">lombok.NoArgsConstructor</text:p>
                            </text:list-item>
                          </text:list>
                        </text:list-item>
                      </text:list>
                    </text:list-item>
                    <text:list-item>
                      <text:p text:style-name="P10">Builder</text:p>
                      <text:list>
                        <text:list-item>
                          <text:p text:style-name="P33">Package</text:p>
                          <text:list>
                            <text:list-item>
                              <text:p text:style-name="P69">lombok.Builder</text:p>
                            </text:list-item>
                          </text:list>
                        </text:list-item>
                      </text:list>
                    </text:list-item>
                    <text:list-item>
                      <text:p text:style-name="P10">ControllerAdvice</text:p>
                      <text:list>
                        <text:list-item>
                          <text:p text:style-name="P27">Package</text:p>
                          <text:list>
                            <text:list-item>
                              <text:p text:style-name="P27">org.springframework.web.bind.annotation.ControllerAdvice</text:p>
                            </text:list-item>
                          </text:list>
                        </text:list-item>
                      </text:list>
                    </text:list-item>
                    <text:list-item>
                      <text:p text:style-name="P10">ExceptionHandler</text:p>
                      <text:list>
                        <text:list-item>
                          <text:p text:style-name="P34">Package</text:p>
                          <text:list>
                            <text:list-item>
                              <text:p text:style-name="P27"><text:span text:style-name="T12">o</text:span><text:span text:style-name="T7">rg.springframework.web.bind.annotation.ExceptionHandler</text:span></text:p>
                            </text:list-item>
                          </text:list>
                        </text:list-item>
                      </text:list>
                    </text:list-item>
                    <text:list-item>
                      <text:p text:style-name="P10">Aspect</text:p>
                      <text:list>
                        <text:list-item>
                          <text:p text:style-name="P33">Package</text:p>
                          <text:list>
                            <text:list-item>
                              <text:p text:style-name="P13"><text:span text:style-name="T7">org.aspectj.lang.annotation.</text:span><text:span text:style-name="T9">Aspect</text:span></text:p>
                            </text:list-item>
                          </text:list>
                        </text:list-item>
                      </text:list>
                    </text:list-item>
                    <text:list-item>
                      <text:p text:style-name="P10">Component</text:p>
                      <text:list>
                        <text:list-item>
                          <text:p text:style-name="P33">Package</text:p>
                          <text:list>
                            <text:list-item>
                              <text:p text:style-name="P15">org.springframework.stereotype.Component</text:p>
                            </text:list-item>
                          </text:list>
                        </text:list-item>
                      </text:list>
                    </text:list-item>
                    <text:list-item>
                      <text:p text:style-name="P10">Repository</text:p>
                      <text:list>
                        <text:list-item>
                          <text:p text:style-name="P33">Package</text:p>
                          <text:list>
                            <text:list-item>
                              <text:p text:style-name="P35">org.springframework.stereotype.Repository</text:p>
                            </text:list-item>
                          </text:list>
                        </text:list-item>
                      </text:list>
                    </text:list-item>
                    <text:list-item>
                      <text:p text:style-name="P10">Before</text:p>
                      <text:list>
                        <text:list-item>
                          <text:p text:style-name="P33">Package</text:p>
                          <text:list>
                            <text:list-item>
                              <text:p text:style-name="P13"><text:span text:style-name="T7">org.aspectj.lang.annotation.</text:span><text:span text:style-name="T9">Before</text:span></text:p>
                            </text:list-item>
                          </text:list>
                        </text:list-item>
                      </text:list>
                    </text:list-item>
                    <text:list-item>
                      <text:p text:style-name="P10">After</text:p>
                      <text:list>
                        <text:list-item>
                          <text:p text:style-name="P33">Package</text:p>
                          <text:list>
                            <text:list-item>
                              <text:p text:style-name="P13"><text:span text:style-name="T7">org.aspectj.lang.annotation.</text:span><text:span text:style-name="T9">After</text:span></text:p>
                            </text:list-item>
                          </text:list>
                        </text:list-item>
                      </text:list>
                    </text:list-item>
                    <text:list-item>
                      <text:p text:style-name="P10">Request Mapping</text:p>
                      <text:list>
                        <text:list-item>
                          <text:p text:style-name="P33">Package</text:p>
                          <text:list>
                            <text:list-item>
                              <text:p text:style-name="P13"><text:span text:style-name="T7">org.springframework.web.bind.annotation.</text:span><text:span text:style-name="T9">RequestMapping</text:span></text:p>
                            </text:list-item>
                          </text:list>
                        </text:list-item>
                      </text:list>
                    </text:list-item>
                    <text:list-item>
                      <text:p text:style-name="P10">GetMapping</text:p>
                      <text:list>
                        <text:list-item>
                          <text:p text:style-name="P33">Package</text:p>
                          <text:list>
                            <text:list-item>
                              <text:p text:style-name="P13"><text:span text:style-name="T7">org.springframework.web.bind.annotation.</text:span><text:span text:style-name="T9">GetMapping</text:span></text:p>
                            </text:list-item>
                          </text:list>
                        </text:list-item>
                      </text:list>
                    </text:list-item>
                    <text:list-item>
                      <text:p text:style-name="P10">PostMapping</text:p>
                      <text:list>
                        <text:list-item>
                          <text:p text:style-name="P33">Package</text:p>
                          <text:list>
                            <text:list-item>
                              <text:p text:style-name="P13"><text:span text:style-name="T7">org.springframework.web.bind.annotation.</text:span><text:span text:style-name="T9">PostMapping</text:span></text:p>
                            </text:list-item>
                          </text:list>
                        </text:list-item>
                      </text:list>
                    </text:list-item>
                    <text:list-item>
                      <text:p text:style-name="P10">PutMapping</text:p>
                      <text:list>
                        <text:list-item>
                          <text:p text:style-name="P33">Package</text:p>
                          <text:list>
                            <text:list-item>
                              <text:p text:style-name="P13"><text:span text:style-name="T7">org.springframework.web.bind.annotation.</text:span><text:span text:style-name="T9">PutMapping</text:span></text:p>
                            </text:list-item>
                          </text:list>
                        </text:list-item>
                      </text:list>
                    </text:list-item>
                    <text:list-item>
                      <text:p text:style-name="P10">DeleteMapping</text:p>
                      <text:list>
                        <text:list-item>
                          <text:p text:style-name="P33">Package</text:p>
                          <text:list>
                            <text:list-item>
                              <text:p text:style-name="P13"><text:span text:style-name="T7">org.springframework.web.bind.annotation.</text:span><text:span text:style-name="T9">DeleteMapping</text:span></text:p>
                            </text:list-item>
                          </text:list>
                        </text:list-item>
                      </text:list>
                    </text:list-item>
                    <text:list-item>
                      <text:p text:style-name="P10">PathVariable</text:p>
                      <text:list>
                        <text:list-item>
                          <text:p text:style-name="P33">Package</text:p>
                          <text:list>
                            <text:list-item>
                              <text:p text:style-name="P70"><text:span text:style-name="T7">org.springframework.web.bind.annotation.</text:span><text:span text:style-name="T9">PathVariable</text:span></text:p>
                            </text:list-item>
                          </text:list>
                        </text:list-item>
                      </text:list>
                    </text:list-item>
                    <text:list-item>
                      <text:p text:style-name="P10">RequestBody</text:p>
                      <text:list>
                        <text:list-item>
                          <text:p text:style-name="P33">Package</text:p>
                          <text:list>
                            <text:list-item>
                              <text:p text:style-name="P13"><text:span text:style-name="T7">org.springframework.web.bind.annotation.</text:span><text:span text:style-name="T9">Requestbody</text:span></text:p>
                            </text:list-item>
                          </text:list>
                        </text:list-item>
                      </text:list>
                    </text:list-item>
                    <text:list-item>
                      <text:p text:style-name="P10">RequestParam</text:p>
                      <text:list>
                        <text:list-item>
                          <text:p text:style-name="P33">Package</text:p>
                          <text:list>
                            <text:list-item>
                              <text:p text:style-name="P13"><text:span text:style-name="T7">org.springframework.web.bind.annotation.</text:span><text:span text:style-name="T9">RequestParam</text:span></text:p>
                            </text:list-item>
                          </text:list>
                        </text:list-item>
                      </text:list>
                    </text:list-item>
                    <text:list-item>
                      <text:p text:style-name="P10">Produces</text:p>
                      <text:list>
                        <text:list-item>
                          <text:p text:style-name="P33">Package</text:p>
                          <text:list>
                            <text:list-item>
                              <text:p text:style-name="P13"><text:span text:style-name="T7">javax.ws.rs.</text:span><text:span text:style-name="T9">Produces</text:span></text:p>
                            </text:list-item>
                          </text:list>
                        </text:list-item>
                      </text:list>
                    </text:list-item>
                    <text:list-item>
                      <text:p text:style-name="P10">Consumes</text:p>
                      <text:list>
                        <text:list-item>
                          <text:p text:style-name="P33">Package</text:p>
                          <text:list>
                            <text:list-item>
                              <text:p text:style-name="P13"><text:span text:style-name="T7">javax.ws.rs.</text:span><text:span text:style-name="T9">Consumes</text:span></text:p>
                            </text:list-item>
                          </text:list>
                        </text:list-item>
                      </text:list>
                    </text:list-item>
                    <text:list-item>
                      <text:p text:style-name="P10">PreAuthorize</text:p>
                      <text:list>
                        <text:list-item>
                          <text:p text:style-name="P33">Package</text:p>
                          <text:list>
                            <text:list-item>
                              <text:p text:style-name="P15">org.springframework.security.access.prepost.PreAuthorize</text:p>
                            </text:list-item>
                          </text:list>
                        </text:list-item>
                      </text:list>
                    </text:list-item>
                    <text:list-item>
                      <text:p text:style-name="P10">Autowired</text:p>
                      <text:list>
                        <text:list-item>
                          <text:p text:style-name="P33">Package</text:p>
                          <text:list>
                            <text:list-item>
                              <text:p text:style-name="P35">org.springframework.beans.factory.annotation.Autowired</text:p>
                            </text:list-item>
                          </text:list>
                        </text:list-item>
                      </text:list>
                    </text:list-item>
                    <text:list-item>
                      <text:p text:style-name="P10">EnableGlobalMethodSecurity</text:p>
                      <text:list>
                        <text:list-item>
                          <text:p text:style-name="P33">Package</text:p>
                          <text:list>
                            <text:list-item>
                              <text:p text:style-name="P35">org.springframework.security.config.annotation.method.configuration.EnableGlobalMethodSecurity</text:p>
                            </text:list-item>
                          </text:list>
                        </text:list-item>
                      </text:list>
                    </text:list-item>
                    <text:list-item>
                      <text:p text:style-name="P10">EnableWebSecurity</text:p>
                      <text:list>
                        <text:list-item>
                          <text:p text:style-name="P33">Package</text:p>
                          <text:list>
                            <text:list-item>
                              <text:p text:style-name="P69">org.springframework.security.config.annotation.web.configuration.EnableWebSecurity</text:p>
                            </text:list-item>
                          </text:list>
                        </text:list-item>
                      </text:list>
                    </text:list-item>
                    <text:list-item>
                      <text:p text:style-name="P10">Description</text:p>
                      <text:list>
                        <text:list-item>
                          <text:p text:style-name="P33">Package</text:p>
                          <text:list>
                            <text:list-item>
                              <text:p text:style-name="P26">org.springframework.context.annotation.Description</text:p>
                            </text:list-item>
                          </text:list>
                        </text:list-item>
                      </text:list>
                    </text:list-item>
                    <text:list-item>
                      <text:p text:style-name="P10">Transactiona<text:span text:style-name="T6">l</text:span></text:p>
                      <text:list>
                        <text:list-item>
                          <text:p text:style-name="P33">Package</text:p>
                          <text:list>
                            <text:list-item>
                              <text:p text:style-name="P26">org.springframework.transaction.annotation.Transactional</text:p>
                            </text:list-item>
                          </text:list>
                        </text:list-item>
                      </text:list>
                    </text:list-item>
                  </text:list>
                </text:list-item>
              </text:list>
            </text:list-item>
          </text:list>
        </text:list-item>
        <text:list-item>
          <text:p text:style-name="P2">Front End Development</text:p>
          <text:list>
            <text:list-item>
              <text:p text:style-name="P36">HTML</text:p>
              <text:list>
                <text:list-item>
                  <text:p text:style-name="P36">Semantic Markup</text:p>
                  <text:list>
                    <text:list-item>
                      <text:p text:style-name="P36">Definition</text:p>
                      <text:list>
                        <text:list-item>
                          <text:p text:style-name="P36">Markup elements with names that convey the content’s structure or meaning, as opposed to its presentation</text:p>
                        </text:list-item>
                        <text:list-item>
                          <text:p text:style-name="P36">e.g. &lt;article&gt;, &lt;section&gt;, &lt;form&gt;, &lt;table&gt;</text:p>
                        </text:list-item>
                      </text:list>
                    </text:list-item>
                    <text:list-item>
                      <text:p text:style-name="P37">Uses</text:p>
                      <text:list>
                        <text:list-item>
                          <text:p text:style-name="P38">Accessibility</text:p>
                          <text:list>
                            <text:list-item>
                              <text:p text:style-name="P37">Allows a screen reader to identify content and deliver a more <text:span text:style-name="T4">coherent and comprehensible experience</text:span></text:p>
                            </text:list-item>
                          </text:list>
                        </text:list-item>
                        <text:list-item>
                          <text:p text:style-name="P38">Search Engine Optimization (SEO)</text:p>
                          <text:list>
                            <text:list-item>
                              <text:p text:style-name="P38">e.g. &lt;h1&gt; content is given more importance than &lt;p&gt; content</text:p>
                            </text:list-item>
                          </text:list>
                        </text:list-item>
                        <text:list-item>
                          <text:p text:style-name="P38">Maintainability</text:p>
                          <text:list>
                            <text:list-item>
                              <text:p text:style-name="P38">It is easier for a developer to recognize the structure and content of the page and update it accordingly</text:p>
                            </text:list-item>
                          </text:list>
                        </text:list-item>
                      </text:list>
                    </text:list-item>
                  </text:list>
                </text:list-item>
                <text:list-item>
                  <text:p text:style-name="P39">Accessible Rich Internet Applications (ARIA)</text:p>
                  <text:list>
                    <text:list-item>
                      <text:p text:style-name="P39">A powerful technical specification for adding accessibility information to elements that are not natively accessible</text:p>
                      <text:list>
                        <text:list-item>
                          <text:p text:style-name="P39">If a semantic HTML tag is available, use that, not ARIA</text:p>
                        </text:list-item>
                        <text:list-item>
                          <text:p text:style-name="P40"><text:span text:style-name="T5">For dynamic content, u</text:span>se ARIA roles, alerts, and frameworks that specifically support accessibility</text:p>
                        </text:list-item>
                      </text:list>
                    </text:list-item>
                  </text:list>
                </text:list-item>
              </text:list>
            </text:list-item>
            <text:list-item>
              <text:p text:style-name="P41">CSS</text:p>
              <text:list>
                <text:list-item>
                  <text:p text:style-name="P41">Box Model</text:p>
                  <text:list>
                    <text:list-item>
                      <text:p text:style-name="P42">A model that conceives of each HTML element as a box comprised of four layers: the content in the middle of the box, surrounded by the padding, contained by the border, which is cushioned by the margins.</text:p>
                    </text:list-item>
                  </text:list>
                </text:list-item>
                <text:list-item>
                  <text:p text:style-name="P43">Organization</text:p>
                  <text:list>
                    <text:list-item>
                      <text:p text:style-name="P44">Principles</text:p>
                      <text:list>
                        <text:list-item>
                          <text:p text:style-name="P43">Follow the project’s style guide</text:p>
                        </text:list-item>
                        <text:list-item>
                          <text:p text:style-name="P43">Keep format and structure consistent</text:p>
                        </text:list-item>
                        <text:list-item>
                          <text:p text:style-name="P43">Format CSS to be readable</text:p>
                        </text:list-item>
                        <text:list-item>
                          <text:p text:style-name="P43">Create logical sections of the stylesheet</text:p>
                        </text:list-item>
                        <text:list-item>
                          <text:p text:style-name="P43">Place block comments between logical sections</text:p>
                        </text:list-item>
                        <text:list-item>
                          <text:p text:style-name="P43">Avoid overly-specific selectors</text:p>
                        </text:list-item>
                        <text:list-item>
                          <text:p text:style-name="P43">Break large stylesheets into multiple smaller ones</text:p>
                        </text:list-item>
                      </text:list>
                    </text:list-item>
                    <text:list-item>
                      <text:p text:style-name="P44">BEM</text:p>
                    </text:list-item>
                  </text:list>
                </text:list-item>
              </text:list>
            </text:list-item>
            <text:list-item>
              <text:p text:style-name="P4">JavaScript</text:p>
            </text:list-item>
            <text:list-item>
              <text:p text:style-name="P4">React</text:p>
              <text:list>
                <text:list-item>
                  <text:p text:style-name="P8">Definition</text:p>
                  <text:list>
                    <text:list-item>
                      <text:p text:style-name="P8"><text:soft-page-break/>A JavaScript library that allows the developer to build dynamic, single page applications (SPAs) using JavaScript XML (JSX) to simplify creating HTML elements.</text:p>
                    </text:list-item>
                  </text:list>
                </text:list-item>
                <text:list-item>
                  <text:p text:style-name="P45">Conditional Rendering</text:p>
                  <text:list>
                    <text:list-item>
                      <text:p text:style-name="P45">condition &amp;&amp; component/element</text:p>
                    </text:list-item>
                  </text:list>
                </text:list-item>
                <text:list-item>
                  <text:p text:style-name="P45">List rendering</text:p>
                  <text:list>
                    <text:list-item>
                      <text:p text:style-name="P45">{list.map((item) =&gt; &lt;List key={“item-” + item} value={item} /&gt;)}</text:p>
                    </text:list-item>
                    <text:list-item>
                      <text:p text:style-name="P46">Key</text:p>
                      <text:list>
                        <text:list-item>
                          <text:p text:style-name="P46">Should not be index, because the key is used to check if the elements have changed, so if a modification changes the keys to all elements, all elements will need to be re-rendered.</text:p>
                        </text:list-item>
                      </text:list>
                    </text:list-item>
                  </text:list>
                </text:list-item>
                <text:list-item>
                  <text:p text:style-name="P47">Components</text:p>
                  <text:list>
                    <text:list-item>
                      <text:p text:style-name="P46">Class Component Lifecycle Methods</text:p>
                      <text:list>
                        <text:list-item>
                          <text:p text:style-name="P48">Mount</text:p>
                          <text:list>
                            <text:list-item>
                              <text:p text:style-name="P48">Definition</text:p>
                              <text:list>
                                <text:list-item>
                                  <text:p text:style-name="P48">Placing an element in the DOM</text:p>
                                </text:list-item>
                              </text:list>
                            </text:list-item>
                            <text:list-item>
                              <text:p text:style-name="P48">Methods</text:p>
                              <text:list>
                                <text:list-item>
                                  <text:p text:style-name="P48">constructor()</text:p>
                                  <text:list>
                                    <text:list-item>
                                      <text:p text:style-name="P48">Called first and is the natural place to setup the initial state of the component</text:p>
                                    </text:list-item>
                                  </text:list>
                                </text:list-item>
                                <text:list-item>
                                  <text:p text:style-name="P48">getDerivedStateFromProps()</text:p>
                                  <text:list>
                                    <text:list-item>
                                      <text:p text:style-name="P48">Called right before rendering the component and is a good place to set state based on the initial props</text:p>
                                    </text:list-item>
                                  </text:list>
                                </text:list-item>
                                <text:list-item>
                                  <text:p text:style-name="P48">render()</text:p>
                                  <text:list>
                                    <text:list-item>
                                      <text:p text:style-name="P48">Always called; this method outputs the HTML to the DOM</text:p>
                                    </text:list-item>
                                  </text:list>
                                </text:list-item>
                                <text:list-item>
                                  <text:p text:style-name="P48">componentDidMount()</text:p>
                                  <text:list>
                                    <text:list-item>
                                      <text:p text:style-name="P48">Called after render() and is the place to put statements that require the component to already be placed in the DOM.</text:p>
                                    </text:list-item>
                                  </text:list>
                                </text:list-item>
                              </text:list>
                            </text:list-item>
                          </text:list>
                        </text:list-item>
                        <text:list-item>
                          <text:p text:style-name="P48">Update</text:p>
                          <text:list>
                            <text:list-item>
                              <text:p text:style-name="P48">Definition</text:p>
                              <text:list>
                                <text:list-item>
                                  <text:p text:style-name="P48">Updating a component when there is a change in the component’s state or props</text:p>
                                </text:list-item>
                              </text:list>
                            </text:list-item>
                            <text:list-item>
                              <text:p text:style-name="P48">Methods</text:p>
                              <text:list>
                                <text:list-item>
                                  <text:p text:style-name="P48">getDerivedStateFromProps()</text:p>
                                  <text:list>
                                    <text:list-item>
                                      <text:p text:style-name="P49">first method called when a component gets updated</text:p>
                                    </text:list-item>
                                  </text:list>
                                </text:list-item>
                                <text:list-item>
                                  <text:p text:style-name="P48">shouldComponentUpdate()</text:p>
                                  <text:list>
                                    <text:list-item>
                                      <text:p text:style-name="P50">Returns a boolean describing whether React should continue with the rendering or not; default is true</text:p>
                                    </text:list-item>
                                  </text:list>
                                </text:list-item>
                                <text:list-item>
                                  <text:p text:style-name="P48">render()</text:p>
                                  <text:list>
                                    <text:list-item>
                                      <text:p text:style-name="P50">Outputs the HTML to the DOM</text:p>
                                    </text:list-item>
                                  </text:list>
                                </text:list-item>
                                <text:list-item>
                                  <text:p text:style-name="P48">getSnapshotBeforeUpdate()</text:p>
                                  <text:list>
                                    <text:list-item>
                                      <text:p text:style-name="P50">Allows you to access the props and state before the update, meaning that even after the update, you can still check what those values were before the update</text:p>
                                    </text:list-item>
                                  </text:list>
                                </text:list-item>
                                <text:list-item>
                                  <text:p text:style-name="P48">componentDidUpdate()</text:p>
                                  <text:list>
                                    <text:list-item>
                                      <text:p text:style-name="P50">Called after the component is updated</text:p>
                                    </text:list-item>
                                  </text:list>
                                </text:list-item>
                              </text:list>
                            </text:list-item>
                          </text:list>
                        </text:list-item>
                        <text:list-item>
                          <text:p text:style-name="P48">Unmount</text:p>
                          <text:list>
                            <text:list-item>
                              <text:p text:style-name="P48">componentWillUnmount()</text:p>
                              <text:list>
                                <text:list-item>
                                  <text:p text:style-name="P50">Called when the component is about to be removed from the DOM.</text:p>
                                </text:list-item>
                              </text:list>
                            </text:list-item>
                          </text:list>
                        </text:list-item>
                      </text:list>
                    </text:list-item>
                    <text:list-item>
                      <text:p text:style-name="P47"><text:soft-page-break/>Pure Components</text:p>
                      <text:list>
                        <text:list-item>
                          <text:p text:style-name="P47">Class components that extend React.PureComponent</text:p>
                        </text:list-item>
                        <text:list-item>
                          <text:p text:style-name="P47">Includes a default implementation of shouldComponentUpdate() that checks the new and previous state and props to determine if component should be re-rendered</text:p>
                        </text:list-item>
                      </text:list>
                    </text:list-item>
                  </text:list>
                </text:list-item>
                <text:list-item>
                  <text:p text:style-name="P51">React Hooks</text:p>
                  <text:list>
                    <text:list-item>
                      <text:p text:style-name="P51">State Hook</text:p>
                      <text:list>
                        <text:list-item>
                          <text:p text:style-name="P51">Allows you to set and access state in a function component</text:p>
                        </text:list-item>
                        <text:list-item>
                          <text:p text:style-name="P51">React will preserve this state between re-renders.</text:p>
                        </text:list-item>
                      </text:list>
                    </text:list-item>
                    <text:list-item>
                      <text:p text:style-name="P51">Effect Hook</text:p>
                      <text:list>
                        <text:list-item>
                          <text:p text:style-name="P52">Adds the ability to perform side effects from a function component</text:p>
                        </text:list-item>
                        <text:list-item>
                          <text:p text:style-name="P52">Serves the same purpose as</text:p>
                          <text:list>
                            <text:list-item>
                              <text:p text:style-name="P52">componentDidMount()</text:p>
                            </text:list-item>
                            <text:list-item>
                              <text:p text:style-name="P52">componentDidUpdate()</text:p>
                            </text:list-item>
                            <text:list-item>
                              <text:p text:style-name="P52">componentWillUnmount()</text:p>
                            </text:list-item>
                          </text:list>
                        </text:list-item>
                        <text:list-item>
                          <text:p text:style-name="P52">May return a function to specify how to clean up after the effect</text:p>
                        </text:list-item>
                      </text:list>
                    </text:list-item>
                    <text:list-item>
                      <text:p text:style-name="P53">Context Hook</text:p>
                      <text:list>
                        <text:list-item>
                          <text:p text:style-name="P53">Exposes access to the context from a function component</text:p>
                        </text:list-item>
                      </text:list>
                    </text:list-item>
                    <text:list-item>
                      <text:p text:style-name="P47">Memo Hook</text:p>
                      <text:list>
                        <text:list-item>
                          <text:p text:style-name="P47">Cache the return value and return that value if the same arguments are passed in.</text:p>
                        </text:list-item>
                      </text:list>
                    </text:list-item>
                    <text:list-item>
                      <text:p text:style-name="P54">Use Callback Hook</text:p>
                      <text:list>
                        <text:list-item>
                          <text:p text:style-name="P54">Takes an inline callback and an array of dependencies and returns a memoized <text:span text:style-name="T13">function</text:span></text:p>
                        </text:list-item>
                      </text:list>
                    </text:list-item>
                    <text:list-item>
                      <text:p text:style-name="P55">UseRef Hook</text:p>
                      <text:list>
                        <text:list-item>
                          <text:p text:style-name="P55">Persists a value across renders; does not trigger a rerender.</text:p>
                        </text:list-item>
                      </text:list>
                    </text:list-item>
                    <text:list-item>
                      <text:p text:style-name="P55">UseReducer</text:p>
                      <text:list>
                        <text:list-item>
                          <text:p text:style-name="P55">Provides a more structured approach to updating state than useState does.</text:p>
                        </text:list-item>
                      </text:list>
                    </text:list-item>
                  </text:list>
                </text:list-item>
                <text:list-item>
                  <text:p text:style-name="P53">Context API</text:p>
                  <text:list>
                    <text:list-item>
                      <text:p text:style-name="P53">Create context with createContext()</text:p>
                    </text:list-item>
                    <text:list-item>
                      <text:p text:style-name="P53">Wrap context provider around component tree</text:p>
                    </text:list-item>
                    <text:list-item>
                      <text:p text:style-name="P53">Put desired value on context provider with value property</text:p>
                    </text:list-item>
                    <text:list-item>
                      <text:p text:style-name="P53">Read that value within any component using the context consumer</text:p>
                    </text:list-item>
                  </text:list>
                </text:list-item>
                <text:list-item>
                  <text:p text:style-name="P56">Share logic across components</text:p>
                  <text:list>
                    <text:list-item>
                      <text:p text:style-name="P56">Higher order components</text:p>
                    </text:list-item>
                    <text:list-item>
                      <text:p text:style-name="P56">Render props pattern</text:p>
                    </text:list-item>
                    <text:list-item>
                      <text:p text:style-name="P56">Custom hooks</text:p>
                    </text:list-item>
                  </text:list>
                </text:list-item>
              </text:list>
            </text:list-item>
            <text:list-item>
              <text:p text:style-name="P4">Redux</text:p>
              <text:list>
                <text:list-item>
                  <text:p text:style-name="P57">Definition</text:p>
                  <text:list>
                    <text:list-item>
                      <text:p text:style-name="P57">A state management library often used with React</text:p>
                    </text:list-item>
                  </text:list>
                </text:list-item>
                <text:list-item>
                  <text:p text:style-name="P57">Redux Store</text:p>
                </text:list-item>
                <text:list-item>
                  <text:p text:style-name="P57">Actions</text:p>
                </text:list-item>
                <text:list-item>
                  <text:p text:style-name="P57">Action Creators</text:p>
                </text:list-item>
                <text:list-item>
                  <text:p text:style-name="P57">Reducers</text:p>
                </text:list-item>
                <text:list-item>
                  <text:p text:style-name="P57">How does control flow between the store, actions, action creators, and reducers?</text:p>
                </text:list-item>
                <text:list-item>
                  <text:p text:style-name="P57">What does the connect function do?</text:p>
                </text:list-item>
                <text:list-item>
                  <text:p text:style-name="P57">What do mapStatetoProps and mapDispatchToProps do?</text:p>
                </text:list-item>
                <text:list-item>
                  <text:p text:style-name="P57">Why should you dispatch an action to update the state and note update the store directly?</text:p>
                </text:list-item>
                <text:list-item>
                  <text:p text:style-name="P57"><text:soft-page-break/>In a reducer, why should you return a new object as state and not modify the existing state?</text:p>
                </text:list-item>
              </text:list>
            </text:list-item>
          </text:list>
        </text:list-item>
        <text:list-item>
          <text:p text:style-name="P2">DevOps</text:p>
          <text:list>
            <text:list-item>
              <text:p text:style-name="P2">Containers</text:p>
              <text:list>
                <text:list-item>
                  <text:p text:style-name="P2">Docker</text:p>
                </text:list-item>
              </text:list>
            </text:list-item>
            <text:list-item>
              <text:p text:style-name="P2">Cloud</text:p>
              <text:list>
                <text:list-item>
                  <text:p text:style-name="P2">Amazon Web Services</text:p>
                </text:list-item>
              </text:list>
            </text:list-item>
          </text:list>
        </text:list-item>
        <text:list-item>
          <text:p text:style-name="P2">Version Control Systems</text:p>
          <text:list>
            <text:list-item>
              <text:p text:style-name="P2">Git</text:p>
            </text:list-item>
          </text:list>
        </text:list-item>
        <text:list-item>
          <text:p text:style-name="P5">Persistence</text:p>
          <text:list>
            <text:list-item>
              <text:p text:style-name="P5">SQL</text:p>
              <text:list>
                <text:list-item>
                  <text:p text:style-name="P58">Each record has a fixed schema</text:p>
                </text:list-item>
                <text:list-item>
                  <text:p text:style-name="P58">Columns must be decided before data entry</text:p>
                </text:list-item>
                <text:list-item>
                  <text:p text:style-name="P58">Vertically scalable</text:p>
                </text:list-item>
                <text:list-item>
                  <text:p text:style-name="P58">ACID compliant</text:p>
                </text:list-item>
              </text:list>
            </text:list-item>
            <text:list-item>
              <text:p text:style-name="P5">NoSQL</text:p>
              <text:list>
                <text:list-item>
                  <text:p text:style-name="P58">Dynamic schemas</text:p>
                  <text:list>
                    <text:list-item>
                      <text:p text:style-name="P58">Columns can be added on the fly</text:p>
                    </text:list-item>
                    <text:list-item>
                      <text:p text:style-name="P58">Rows don’t have to contain each column</text:p>
                    </text:list-item>
                  </text:list>
                </text:list-item>
                <text:list-item>
                  <text:p text:style-name="P58">Horizontally scalable</text:p>
                </text:list-item>
                <text:list-item>
                  <text:p text:style-name="P58">Sacrifice ACID compliance for performance and scalability</text:p>
                </text:list-item>
                <text:list-item>
                  <text:p text:style-name="P59">Cloud-based computing &amp; storage: designed to be scaled across multiple data servers</text:p>
                </text:list-item>
                <text:list-item>
                  <text:p text:style-name="P59">Types of NoSQL databases</text:p>
                  <text:list>
                    <text:list-item>
                      <text:p text:style-name="P59">Key-Value Stores</text:p>
                      <text:list>
                        <text:list-item>
                          <text:p text:style-name="P59">Dynamo</text:p>
                        </text:list-item>
                        <text:list-item>
                          <text:p text:style-name="P59">Redis</text:p>
                        </text:list-item>
                        <text:list-item>
                          <text:p text:style-name="P59">Voldemart</text:p>
                        </text:list-item>
                      </text:list>
                    </text:list-item>
                    <text:list-item>
                      <text:p text:style-name="P59">Document Databases</text:p>
                      <text:list>
                        <text:list-item>
                          <text:p text:style-name="P59">MongoDB</text:p>
                        </text:list-item>
                        <text:list-item>
                          <text:p text:style-name="P59">CouchDB</text:p>
                        </text:list-item>
                      </text:list>
                    </text:list-item>
                    <text:list-item>
                      <text:p text:style-name="P59">Wide-Column Databases</text:p>
                      <text:list>
                        <text:list-item>
                          <text:p text:style-name="P59">Cassendra</text:p>
                        </text:list-item>
                        <text:list-item>
                          <text:p text:style-name="P59">HBase</text:p>
                        </text:list-item>
                      </text:list>
                    </text:list-item>
                    <text:list-item>
                      <text:p text:style-name="P59">Graph Databases</text:p>
                      <text:list>
                        <text:list-item>
                          <text:p text:style-name="P59">Neo4J</text:p>
                        </text:list-item>
                        <text:list-item>
                          <text:p text:style-name="P59">InfiniteGraph</text:p>
                        </text:list-item>
                      </text:list>
                    </text:list-item>
                  </text:list>
                </text:list-item>
              </text:list>
            </text:list-item>
            <text:list-item>
              <text:p text:style-name="P58">Miscellaneous</text:p>
              <text:list>
                <text:list-item>
                  <text:p text:style-name="P60">ACID</text:p>
                  <text:list>
                    <text:list-item>
                      <text:p text:style-name="P60">Atomic</text:p>
                      <text:list>
                        <text:list-item>
                          <text:p text:style-name="P60">Either the entire transaction succeeds or none of it does</text:p>
                        </text:list-item>
                      </text:list>
                    </text:list-item>
                    <text:list-item>
                      <text:p text:style-name="P60">Consistent</text:p>
                      <text:list>
                        <text:list-item>
                          <text:p text:style-name="P60">Saved data cannot violate the database’s integrity; interrupted changes are rolled back to the state they were in prior to the transaction</text:p>
                        </text:list-item>
                      </text:list>
                    </text:list-item>
                    <text:list-item>
                      <text:p text:style-name="P60">Isolation</text:p>
                      <text:list>
                        <text:list-item>
                          <text:p text:style-name="P60">A transaction is not affected by any other transactions taking place</text:p>
                        </text:list-item>
                      </text:list>
                    </text:list-item>
                    <text:list-item>
                      <text:p text:style-name="P60">Durable</text:p>
                      <text:list>
                        <text:list-item>
                          <text:p text:style-name="P60">Once a transaction is committed, it remains committed regardless of subsequent system failures</text:p>
                        </text:list-item>
                      </text:list>
                    </text:list-item>
                  </text:list>
                </text:list-item>
                <text:list-item>
                  <text:p text:style-name="P58">Choosing a SQL or a NoSQL database</text:p>
                  <text:list>
                    <text:list-item>
                      <text:p text:style-name="P61"><text:soft-page-break/>SQL</text:p>
                      <text:list>
                        <text:list-item>
                          <text:p text:style-name="P61">Schemas are not likely to change</text:p>
                        </text:list-item>
                        <text:list-item>
                          <text:p text:style-name="P61">Data is structured</text:p>
                        </text:list-item>
                        <text:list-item>
                          <text:p text:style-name="P61">ACID compliance is a priority</text:p>
                        </text:list-item>
                      </text:list>
                    </text:list-item>
                    <text:list-item>
                      <text:p text:style-name="P61">NoSQL</text:p>
                      <text:list>
                        <text:list-item>
                          <text:p text:style-name="P61">Schemas are dynamic</text:p>
                        </text:list-item>
                        <text:list-item>
                          <text:p text:style-name="P61">Storing large volumes of data with no fixed structure</text:p>
                        </text:list-item>
                        <text:list-item>
                          <text:p text:style-name="P61">Data needs to be stored across servers in different regions <text:span text:style-name="T2">or across multiple servers</text:span></text:p>
                        </text:list-item>
                      </text:list>
                    </text:list-item>
                  </text:list>
                </text:list-item>
              </text:list>
            </text:list-item>
          </text:list>
        </text:list-item>
        <text:list-item>
          <text:p text:style-name="P62">Programming Paradigms</text:p>
          <text:list>
            <text:list-item>
              <text:p text:style-name="P62">Object Oriented Programming</text:p>
              <text:list>
                <text:list-item>
                  <text:p text:style-name="P62">Four Pillars of OOP</text:p>
                  <text:list>
                    <text:list-item>
                      <text:p text:style-name="P62">Abstraction</text:p>
                    </text:list-item>
                    <text:list-item>
                      <text:p text:style-name="P62">Encapsulation</text:p>
                    </text:list-item>
                    <text:list-item>
                      <text:p text:style-name="P62">Inheritance</text:p>
                    </text:list-item>
                    <text:list-item>
                      <text:p text:style-name="P62">Polymorphism</text:p>
                    </text:list-item>
                  </text:list>
                </text:list-item>
                <text:list-item>
                  <text:p text:style-name="P63">What is a class?</text:p>
                  <text:list>
                    <text:list-item>
                      <text:p text:style-name="P63">A blueprint for an object being represented within the system</text:p>
                    </text:list-item>
                  </text:list>
                </text:list-item>
                <text:list-item>
                  <text:p text:style-name="P63">What is an interface?</text:p>
                  <text:list>
                    <text:list-item>
                      <text:p text:style-name="P63">An interface is a contract establishing a set of methods that must be provided by any class implementing that interface.</text:p>
                    </text:list-item>
                  </text:list>
                </text:list-item>
                <text:list-item>
                  <text:p text:style-name="P63">Describe the difference between inheritance and composition.</text:p>
                  <text:list>
                    <text:list-item>
                      <text:p text:style-name="P63">Inheritance establishes a relationship between a generalization and a specialization, which can be simplified with the phrase, “is-a relationship,” while composition establishes an associative relationship of distinct objects, which can be simplified with the phrase, “has-a relationship.”</text:p>
                    </text:list-item>
                  </text:list>
                </text:list-item>
              </text:list>
            </text:list-item>
            <text:list-item>
              <text:p text:style-name="P62">Aspect Oriented Programming <text:span text:style-name="T3">(AOP)</text:span></text:p>
              <text:list>
                <text:list-item>
                  <text:p text:style-name="P64">Definition</text:p>
                  <text:list>
                    <text:list-item>
                      <text:p text:style-name="P64">A programming paradigm that aims to increase modularity by allowing the separation of cross-cutting concerns.</text:p>
                    </text:list-item>
                  </text:list>
                </text:list-item>
                <text:list-item>
                  <text:p text:style-name="P64">Explanation</text:p>
                  <text:list>
                    <text:list-item>
                      <text:p text:style-name="P64">Any consideration (usually, if not always, nonfunctional requirements) which need to be implemented in many places independently, can be addressed via AOP by creating the aspect, implementing the desired logic, and then specifying the join point.</text:p>
                    </text:list-item>
                  </text:list>
                </text:list-item>
                <text:list-item>
                  <text:p text:style-name="P64">Example</text:p>
                  <text:list>
                    <text:list-item>
                      <text:p text:style-name="P64">Logging</text:p>
                      <text:list>
                        <text:list-item>
                          <text:p text:style-name="P64">Create the logging aspect</text:p>
                        </text:list-item>
                        <text:list-item>
                          <text:p text:style-name="P64">Define the function to log that a method has been called</text:p>
                        </text:list-item>
                        <text:list-item>
                          <text:p text:style-name="P64">Specify the join point at which to call that function</text:p>
                          <text:list>
                            <text:list-item>
                              <text:p text:style-name="P64">e.g. right before the function is called</text:p>
                            </text:list-item>
                          </text:list>
                        </text:list-item>
                      </text:list>
                    </text:list-item>
                  </text:list>
                </text:list-item>
              </text:list>
            </text:list-item>
          </text:list>
        </text:list-item>
        <text:list-item>
          <text:p text:style-name="P65">Application Programming Interface (API)</text:p>
          <text:list>
            <text:list-item>
              <text:p text:style-name="P65">REST</text:p>
              <text:list>
                <text:list-item>
                  <text:p text:style-name="P65">Definition</text:p>
                  <text:list>
                    <text:list-item>
                      <text:p text:style-name="P65">Representation State Transfer</text:p>
                    </text:list-item>
                  </text:list>
                </text:list-item>
                <text:list-item>
                  <text:p text:style-name="P66">Naming RESTful URL Endpoints</text:p>
                  <text:list>
                    <text:list-item>
                      <text:p text:style-name="P66">All elements of URL should be nouns describing resources</text:p>
                    </text:list-item>
                    <text:list-item>
                      <text:p text:style-name="P66">Http methods provide the verbs describing the action to take place</text:p>
                      <text:list>
                        <text:list-item>
                          <text:p text:style-name="P66">GET</text:p>
                          <text:list>
                            <text:list-item>
                              <text:p text:style-name="P66"><text:soft-page-break/>Retrieves a resource for viewing</text:p>
                            </text:list-item>
                          </text:list>
                        </text:list-item>
                        <text:list-item>
                          <text:p text:style-name="P66">POST</text:p>
                          <text:list>
                            <text:list-item>
                              <text:p text:style-name="P66">Creates a resource</text:p>
                            </text:list-item>
                          </text:list>
                        </text:list-item>
                        <text:list-item>
                          <text:p text:style-name="P66">PUT</text:p>
                          <text:list>
                            <text:list-item>
                              <text:p text:style-name="P66">Updates a resource in its entirety</text:p>
                            </text:list-item>
                          </text:list>
                        </text:list-item>
                        <text:list-item>
                          <text:p text:style-name="P66">PATCH</text:p>
                          <text:list>
                            <text:list-item>
                              <text:p text:style-name="P66">Updates part of a resource</text:p>
                            </text:list-item>
                          </text:list>
                        </text:list-item>
                        <text:list-item>
                          <text:p text:style-name="P66">DELETE</text:p>
                          <text:list>
                            <text:list-item>
                              <text:p text:style-name="P66">Deletes a resource</text:p>
                            </text:list-item>
                          </text:list>
                        </text:list-item>
                      </text:list>
                    </text:list-item>
                  </text:list>
                </text:list-item>
              </text:list>
            </text:list-item>
            <text:list-item>
              <text:p text:style-name="P65">SOAP</text:p>
              <text:list>
                <text:list-item>
                  <text:p text:style-name="P65">Definition</text:p>
                  <text:list>
                    <text:list-item>
                      <text:p text:style-name="P65">Simple Object Access Protocol</text:p>
                    </text:list-item>
                  </text:list>
                </text:list-item>
              </text:list>
            </text:list-item>
            <text:list-item>
              <text:p text:style-name="P65">Comparison</text:p>
              <text:list>
                <text:list-item>
                  <text:p text:style-name="P67">REST</text:p>
                  <text:list>
                    <text:list-item>
                      <text:p text:style-name="P65">REST allows greater variety of data formats, whereas SOAP only allows XML</text:p>
                    </text:list-item>
                    <text:list-item>
                      <text:p text:style-name="P65">Coupled with JSON, which offers faster parsing, REST is often easier to work with</text:p>
                    </text:list-item>
                    <text:list-item>
                      <text:p text:style-name="P65">Because of JSON, REST offers better support for browser clients</text:p>
                    </text:list-item>
                    <text:list-item>
                      <text:p text:style-name="P65">REST offers better performance through caching for information that isn’t altered and isn’t dynamic</text:p>
                    </text:list-item>
                    <text:list-item>
                      <text:p text:style-name="P65">REST is generally faster and uses less bandwidth</text:p>
                    </text:list-item>
                    <text:list-item>
                      <text:p text:style-name="P65">REST is easier to integrate with existing websites</text:p>
                    </text:list-item>
                  </text:list>
                </text:list-item>
                <text:list-item>
                  <text:p text:style-name="P67">SOAP </text:p>
                  <text:list>
                    <text:list-item>
                      <text:p text:style-name="P67">More robust security because it supports WS-Security and identity verification through intermediaries as well as point-to-point, which is supported by both REST and SOAP</text:p>
                    </text:list-item>
                    <text:list-item>
                      <text:p text:style-name="P67">SOAP offers built-in retry logic for failed communications</text:p>
                    </text:list-item>
                    <text:list-item>
                      <text:p text:style-name="P67">SOAP’s standard HTTP protocol makes it easier to operate across firewalls and proxies without modification to the protocol, itself.</text:p>
                    </text:list-item>
                    <text:list-item>
                      <text:p text:style-name="P67">SOAP can be ACID compliant</text:p>
                    </text:list-item>
                    <text:list-item>
                      <text:p text:style-name="P67">SOAP can be less complex than REST when a web service must maintain content and context</text:p>
                    </text:list-item>
                    <text:list-item>
                      <text:p text:style-name="P67">SOAP is highly extensible through other protocols and technologies, such as WS-Security, WS-Addressing, WS-Coordination, WS-ReliableMessaging, and so on</text:p>
                    </text:list-item>
                  </text:list>
                </text:list-item>
              </text:list>
            </text:list-item>
          </text:list>
        </text:list-item>
        <text:list-item>
          <text:p text:style-name="P68">Design Patterns</text:p>
          <text:list>
            <text:list-item>
              <text:p text:style-name="P68">Singleton Pattern</text:p>
            </text:list-item>
            <text:list-item>
              <text:p text:style-name="P68">Builder Pattern</text:p>
              <text:list>
                <text:list-item>
                  <text:p text:style-name="P68">Returns an object by providing piecemeal specifications using a fluent API (object.builder().property1(arg1).property2(arg2).build()).</text:p>
                </text:list-item>
              </text:list>
            </text:list-item>
            <text:list-item>
              <text:p text:style-name="P68">Factory Pattern</text:p>
              <text:list>
                <text:list-item>
                  <text:p text:style-name="P68">Returns a desired object by providing instructions as arguments to a factory class (shapeFactory.create(Shapes.CIRCLE, 3))</text:p>
                </text:list-item>
              </text:list>
            </text:list-item>
            <text:list-item>
              <text:p text:style-name="P68">Model-View-Controller (MVC)</text:p>
              <text:list>
                <text:list-item>
                  <text:p text:style-name="P68">Definition</text:p>
                  <text:list>
                    <text:list-item>
                      <text:p text:style-name="P68">A pattern where the application is separated into three distinct spheres of responsibility</text:p>
                    </text:list-item>
                  </text:list>
                </text:list-item>
                <text:list-item>
                  <text:p text:style-name="P68">Breakdown</text:p>
                  <text:list>
                    <text:list-item>
                      <text:p text:style-name="P68">Model</text:p>
                      <text:list>
                        <text:list-item>
                          <text:p text:style-name="P68">The representation <text:span text:style-name="T3">and management of the data represented within the system.</text:span></text:p>
                        </text:list-item>
                      </text:list>
                    </text:list-item>
                    <text:list-item>
                      <text:p text:style-name="P68">View</text:p>
                      <text:list>
                        <text:list-item>
                          <text:p text:style-name="P68"><text:soft-page-break/>The user interface or presentation layer of the application which is responsible for displaying the application’s output</text:p>
                        </text:list-item>
                      </text:list>
                    </text:list-item>
                    <text:list-item>
                      <text:p text:style-name="P68">Controller</text:p>
                      <text:list>
                        <text:list-item>
                          <text:p text:style-name="P64">Responds to user input and sends that input to the model. <text:s/>May apply validations to that input.</text:p>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06:44:39.868829747</meta:creation-date>
    <dc:date>2022-06-21T18:24:16.406584405</dc:date>
    <meta:editing-duration>PT7H25M55S</meta:editing-duration>
    <meta:editing-cycles>50</meta:editing-cycles>
    <meta:generator>LibreOffice/7.1.8.1$Linux_X86_64 LibreOffice_project/10$Build-1</meta:generator>
    <meta:document-statistic meta:table-count="0" meta:image-count="0" meta:object-count="0" meta:page-count="12" meta:paragraph-count="446" meta:word-count="2245" meta:character-count="15036" meta:non-whitespace-character-count="13680"/>
  </office:meta>
</office:document-meta>
</file>